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28250" calcext:value-type="float">
            <text:p>1282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2:33:12.686553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11T14:42:57.291571521</dc:date>
    <meta:editing-duration>P1DT15H25S</meta:editing-duration>
    <meta:editing-cycles>11</meta:editing-cycles>
    <meta:generator>LibreOffice/4.4.2.2$Linux_X86_64 LibreOffice_project/40m0$Build-2</meta:generator>
    <dc:creator>Nirant Kasliwal</dc:creator>
    <meta:document-statistic meta:table-count="3" meta:cell-count="41" meta:object-count="0"/>
  </office:meta>
</office:document-meta>
</file>